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1149" officeooo:paragraph-rsid="00041149"/>
    </style:style>
    <style:style style:name="P2" style:family="paragraph" style:parent-style-name="Standard" style:list-style-name="L1">
      <style:text-properties officeooo:rsid="00041149" officeooo:paragraph-rsid="00041149"/>
    </style:style>
    <style:style style:name="P3" style:family="paragraph" style:parent-style-name="Standard" style:list-style-name="L2">
      <style:text-properties officeooo:rsid="00041149" officeooo:paragraph-rsid="00041149"/>
    </style:style>
    <style:style style:name="P4" style:family="paragraph" style:parent-style-name="Standard" style:list-style-name="L1">
      <style:text-properties fo:font-weight="bold" officeooo:rsid="00041149" officeooo:paragraph-rsid="00041149" style:font-weight-asian="bold" style:font-weight-complex="bold"/>
    </style:style>
    <style:style style:name="P5" style:family="paragraph" style:parent-style-name="Standard">
      <style:text-properties fo:font-weight="bold" officeooo:rsid="00041149" officeooo:paragraph-rsid="00041149" style:font-weight-asian="bold" style:font-weight-complex="bold"/>
    </style:style>
    <style:style style:name="P6" style:family="paragraph" style:parent-style-name="Standard" style:list-style-name="L2">
      <style:text-properties fo:font-weight="normal" officeooo:rsid="00041149" officeooo:paragraph-rsid="00041149" style:font-weight-asian="normal" style:font-weight-complex="normal"/>
    </style:style>
    <style:style style:name="T1" style:family="text">
      <style:text-properties officeooo:rsid="000452a6"/>
    </style:style>
    <style:style style:name="T2" style:family="text">
      <style:text-properties officeooo:rsid="00091540"/>
    </style:style>
    <style:style style:name="T3" style:family="text">
      <style:text-properties officeooo:rsid="000a5730"/>
    </style:style>
    <style:style style:name="T4" style:family="text">
      <style:text-properties officeooo:rsid="000b7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4582572024900135" text:style-name="L1">
        <text:list-header>
          <text:p text:style-name="P4">Decisões:</text:p>
        </text:list-header>
        <text:list-item>
          <text:p text:style-name="P2">Pessoa</text:p>
          <text:list>
            <text:list-item>
              <text:p text:style-name="P2">CPF: <text:span text:style-name="T2">Definimos esse campo para que cada cliente forneça um tipo de identificação ao cadastrar-se.</text:span></text:p>
            </text:list-item>
            <text:list-item>
              <text:p text:style-name="P2">Email: <text:span text:style-name="T2">Será utilizado para a comunicação com o cliente para informar novas promoções.</text:span></text:p>
            </text:list-item>
            <text:list-item>
              <text:p text:style-name="P2">Tipo_Pessoa: <text:span text:style-name="T2">Optamos por esse campo para separar quais ações a pessoa pode operar (só funcionários podem alterar informações no estoque, por exemplo).</text:span></text:p>
            </text:list-item>
            <text:list-item>
              <text:p text:style-name="P2">ID_Pessoa: <text:span text:style-name="T2">Optamos por esse campo para ter um modo de identificar o cliente de forma mais simples que utilizar o CPF, pois tem uma manipulação mais trabalhosa.</text:span></text:p>
            </text:list-item>
            <text:list-item>
              <text:p text:style-name="P2">Nome: <text:span text:style-name="T2">Definido para se referir ao cliente de forma intuitiva.</text:span></text:p>
            </text:list-item>
            <text:list-item>
              <text:p text:style-name="P2">Dat_Nascimento: <text:span text:style-name="T3">Definido para auxiliar em cálculos e pesquisas de faixa etária.</text:span></text:p>
            </text:list-item>
          </text:list>
        </text:list-item>
        <text:list-item>
          <text:p text:style-name="P2">Produtos </text:p>
          <text:list>
            <text:list-item>
              <text:p text:style-name="P2">Qnt_Produto: <text:span text:style-name="T3">Definido para que tenhamos um controle preciso sobre o estoque disponível para o cliente.</text:span></text:p>
            </text:list-item>
            <text:list-item>
              <text:p text:style-name="P2">Tipo_Produto: <text:span text:style-name="T3">Definido para melhor organização e facilidade para montar combos e fazer promoções.</text:span></text:p>
            </text:list-item>
            <text:list-item>
              <text:p text:style-name="P2">Nome_Produto: <text:span text:style-name="T3">Definido para ser mostrado ao cliente de forma intuitiva.</text:span></text:p>
            </text:list-item>
            <text:list-item>
              <text:p text:style-name="P2">Preço_Produto: <text:span text:style-name="T3">Definido para dar valor ao produto e auxiliar em cálculos de saldo ou estudos futuros.</text:span></text:p>
            </text:list-item>
            <text:list-item>
              <text:p text:style-name="P2">ID_Produto: <text:span text:style-name="T3">Optamos por ter uma ID de cada produto para facilitar na manipulação de dados sobre os mesmos.</text:span></text:p>
            </text:list-item>
          </text:list>
        </text:list-item>
        <text:list-item>
          <text:p text:style-name="P2">Combos</text:p>
          <text:list>
            <text:list-item>
              <text:p text:style-name="P2">Nome_Combo: <text:span text:style-name="T4">Definido para mostrar ao cliente de forma intuitiva.</text:span></text:p>
            </text:list-item>
            <text:list-item>
              <text:p text:style-name="P2">Preço_Combo: <text:span text:style-name="T4">Definido para dar valor ao combo e auxiliar em acompanhamento de saldo e outros cálculos.</text:span></text:p>
            </text:list-item>
            <text:list-item>
              <text:p text:style-name="P2">ID_Combo: <text:span text:style-name="T4">Definido para manipulação facilitada dos dados.</text:span></text:p>
            </text:list-item>
          </text:list>
        </text:list-item>
        <text:list-item>
          <text:p text:style-name="P2">Compra</text:p>
          <text:list>
            <text:list-item>
              <text:p text:style-name="P2">ID_Compra: <text:span text:style-name="T4">Definido para manipulação de dados.</text:span></text:p>
            </text:list-item>
            <text:list-item>
              <text:p text:style-name="P2">Dat_Compra: <text:span text:style-name="T4">Definido para acompanhamento e estudos sobre as compras.</text:span></text:p>
            </text:list-item>
            <text:list-item>
              <text:p text:style-name="P2">Tipo_Pagamento: <text:span text:style-name="T4">Definido para acompanhamento e manipulação facilitada.</text:span></text:p>
            </text:list-item>
          </text:list>
        </text:list-item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scrições:</text:p>
      <text:p text:style-name="P5"/>
      <text:list xml:id="list4083352158005282221" text:style-name="L2">
        <text:list-item>
          <text:p text:style-name="P3">Pessoa: <text:span text:style-name="T1">Tabela que armazena informações relativas ao cliente.</text:span></text:p>
          <text:list>
            <text:list-item>
              <text:p text:style-name="P3">CPF: <text:span text:style-name="T1">Armazena o número de Cadastro de Pessoa Física do cliente.</text:span></text:p>
            </text:list-item>
            <text:list-item>
              <text:p text:style-name="P3">Email: <text:span text:style-name="T1">Armazena o e-mail para contato com o cliente.</text:span></text:p>
            </text:list-item>
            <text:list-item>
              <text:p text:style-name="P3">Tipo_Pessoa: <text:span text:style-name="T1">Armazena e distingue funcionários de clientes.</text:span></text:p>
            </text:list-item>
            <text:list-item>
              <text:p text:style-name="P3">ID_Pessoa: <text:span text:style-name="T1">Armazena número de identificação do cliente.</text:span></text:p>
            </text:list-item>
            <text:list-item>
              <text:p text:style-name="P3">Nome: <text:span text:style-name="T1">Armazena o nome do cliente.</text:span></text:p>
            </text:list-item>
            <text:list-item>
              <text:p text:style-name="P3">Dat_Nascimento: <text:span text:style-name="T1">Armazena a data de nascimento do cliente.</text:span></text:p>
            </text:list-item>
          </text:list>
        </text:list-item>
        <text:list-item>
          <text:p text:style-name="P3">Produtos : <text:span text:style-name="T1">Armazena informações relativas aos produtos.</text:span></text:p>
          <text:list>
            <text:list-item>
              <text:p text:style-name="P3">Qnt_Produto: <text:span text:style-name="T1">Armazena a quantidade de um produto específico disponível na loja.</text:span></text:p>
            </text:list-item>
            <text:list-item>
              <text:p text:style-name="P3">Tipo_Produto: <text:span text:style-name="T1">Armazena e distingue produtos como salgados, bebidas.</text:span></text:p>
            </text:list-item>
            <text:list-item>
              <text:p text:style-name="P3">Nome_Produto: <text:span text:style-name="T1">Armazena o nome do produto.</text:span></text:p>
            </text:list-item>
            <text:list-item>
              <text:p text:style-name="P3">Preço_Produto: <text:span text:style-name="T1">Armazena o preço do produto.</text:span></text:p>
            </text:list-item>
            <text:list-item>
              <text:p text:style-name="P3">ID_Produto: <text:span text:style-name="T1">Armazena o numero de identificação do produto.</text:span></text:p>
            </text:list-item>
          </text:list>
        </text:list-item>
        <text:list-item>
          <text:p text:style-name="P3">Combos: <text:span text:style-name="T1">Armazena informações relativas aos combos</text:span></text:p>
          <text:list>
            <text:list-item>
              <text:p text:style-name="P3">Nome_Combo: <text:span text:style-name="T1">Armazena o nome do combo.</text:span></text:p>
            </text:list-item>
            <text:list-item>
              <text:p text:style-name="P3">Preço_Combo: <text:span text:style-name="T1">Armazena o preço do combo.</text:span></text:p>
            </text:list-item>
            <text:list-item>
              <text:p text:style-name="P3">ID_Combo: <text:span text:style-name="T1">Armazena o número de identificação do combo.</text:span></text:p>
            </text:list-item>
          </text:list>
        </text:list-item>
        <text:list-item>
          <text:p text:style-name="P3">Compra: <text:span text:style-name="T1">Armazena informações relativas às compras.</text:span></text:p>
          <text:list>
            <text:list-item>
              <text:p text:style-name="P3">ID_Compra: <text:span text:style-name="T1">Armazena o número de identificação da compra registrada.</text:span></text:p>
            </text:list-item>
            <text:list-item>
              <text:p text:style-name="P3">Dat_Compra: <text:span text:style-name="T1">Armazena a data em que a compra foi feita.</text:span></text:p>
            </text:list-item>
            <text:list-item>
              <text:p text:style-name="P6">Tipo_Pagamento: <text:span text:style-name="T1">Armazena como a compra foi feita (dinheiro vivo, saldo, crédito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0S</meta:editing-duration>
    <meta:editing-cycles>9</meta:editing-cycles>
    <meta:generator>LibreOffice/5.2.4.2$Windows_x86 LibreOffice_project/3d5603e1122f0f102b62521720ab13a38a4e0eb0</meta:generator>
    <dc:date>2017-06-07T08:49:49.218000000</dc:date>
    <meta:document-statistic meta:table-count="0" meta:image-count="0" meta:object-count="0" meta:page-count="2" meta:paragraph-count="44" meta:word-count="437" meta:character-count="2759" meta:non-whitespace-character-count="2408"/>
    <meta:user-defined meta:name="Info 1"/>
    <meta:user-defined meta:name="Info 2"/>
    <meta:user-defined meta:name="Info 3"/>
    <meta:user-defined meta:name="Info 4"/>
  </office:meta>
</office:document-meta>
</file>